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45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2.0689in"/>
    </style:style>
    <style:style style:name="co6" style:family="table-column">
      <style:table-column-properties fo:break-before="auto" style:column-width="10.9898in"/>
    </style:style>
    <style:style style:name="co7" style:family="table-column">
      <style:table-column-properties fo:break-before="auto" style:column-width="0.7626in"/>
    </style:style>
    <style:style style:name="ro1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Accent1" style:data-style-name="N0">
      <style:table-cell-properties fo:background-color="#4472c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Accent1" style:data-style-name="N0">
      <style:table-cell-properties fo:background-color="#4472c4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D24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4"/>
        <table:table-row table:style-name="ro1">
          <table:table-cell table:style-name="ce1" office:value-type="string" calcext:value-type="string">
            <text:p>First </text:p>
          </table:table-cell>
          <table:table-cell table:style-name="ce1" office:value-type="string" calcext:value-type="string">
            <text:p>Last</text:p>
          </table:table-cell>
          <table:table-cell table:style-name="ce5" office:value-type="string" calcext:value-type="string">
            <text:p>TCN Titl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Company</text:p>
          </table:table-cell>
          <table:table-cell table:style-name="ce5" office:value-type="string" calcext:value-type="string">
            <text:p>HTML Output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Linda</text:p>
          </table:table-cell>
          <table:table-cell table:style-name="ce2" office:value-type="string" calcext:value-type="string">
            <text:p>Imonti</text:p>
          </table:table-cell>
          <table:table-cell table:style-name="ce6" office:value-type="string" calcext:value-type="string">
            <text:p>Chair</text:p>
          </table:table-cell>
          <table:table-cell table:style-name="ce6" office:value-type="string" calcext:value-type="string">
            <text:p>National Partner in Charge, Innovation Centers &amp; Former Chicago Office Managing Principal</text:p>
          </table:table-cell>
          <table:table-cell table:style-name="ce2" office:value-type="string" calcext:value-type="string">
            <text:p>KPMG, LLP</text:p>
          </table:table-cell>
          <table:table-cell table:style-name="ce2" table:formula="of:=IF([.C2] &lt;&gt; &quot;&quot;;&quot;&lt;strong&gt;&quot; &amp; [.C2] &amp; &quot;&lt;/strong&gt;&lt;br /&gt;&quot;; &quot;&quot;) &amp; [.A2] &amp; &quot; &quot; &amp; [.B2] &amp; &quot;&lt;br&gt;&quot; &amp; [.D2] &amp; IF([.E2] &lt;&gt; &quot;&quot;; &quot;&lt;br /&gt;&quot; &amp; [.E2]; &quot;&quot;) &amp; &quot;&lt;br /&gt;&lt;br /&gt;&quot;" office:value-type="string" office:string-value="&lt;strong&gt;Chair&lt;/strong&gt;&lt;br /&gt;Linda Imonti&lt;br&gt;National Partner in Charge, Innovation Centers &amp; Former Chicago Office Managing Principal&lt;br /&gt;KPMG, LLP&lt;br /&gt;&lt;br /&gt;" calcext:value-type="string">
            <text:p>&lt;strong&gt;Chair&lt;/strong&gt;&lt;br /&gt;Linda Imonti&lt;br&gt;National Partner in Charge, Innovation Centers &amp; Former Chicago Office Managing Principal&lt;br /&gt;KPMG, LLP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Suzet</text:p>
          </table:table-cell>
          <table:table-cell table:style-name="ce2" office:value-type="string" calcext:value-type="string">
            <text:p>McKinney</text:p>
          </table:table-cell>
          <table:table-cell table:style-name="ce6" office:value-type="string" calcext:value-type="string">
            <text:p>Vice Chair/Chair-Elect</text:p>
          </table:table-cell>
          <table:table-cell table:style-name="ce6" office:value-type="string" calcext:value-type="string">
            <text:p>Principal and Director of Life Sciences</text:p>
          </table:table-cell>
          <table:table-cell table:style-name="ce2" office:value-type="string" calcext:value-type="string">
            <text:p>Sterling Bay</text:p>
          </table:table-cell>
          <table:table-cell table:style-name="ce2" table:formula="of:=IF([.C3] &lt;&gt; &quot;&quot;;&quot;&lt;strong&gt;&quot; &amp; [.C3] &amp; &quot;&lt;/strong&gt;&lt;br /&gt;&quot;; &quot;&quot;) &amp; [.A3] &amp; &quot; &quot; &amp; [.B3] &amp; &quot;&lt;br&gt;&quot; &amp; [.D3] &amp; IF([.E3] &lt;&gt; &quot;&quot;; &quot;&lt;br /&gt;&quot; &amp; [.E3]; &quot;&quot;) &amp; &quot;&lt;br /&gt;&lt;br /&gt;&quot;" office:value-type="string" office:string-value="&lt;strong&gt;Vice Chair/Chair-Elect&lt;/strong&gt;&lt;br /&gt;Suzet McKinney&lt;br&gt;Principal and Director of Life Sciences&lt;br /&gt;Sterling Bay&lt;br /&gt;&lt;br /&gt;" calcext:value-type="string">
            <text:p>&lt;strong&gt;Vice Chair/Chair-Elect&lt;/strong&gt;&lt;br /&gt;Suzet McKinney&lt;br&gt;Principal and Director of Life Sciences&lt;br /&gt;Sterling Bay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Deb</text:p>
          </table:table-cell>
          <table:table-cell table:style-name="ce2" office:value-type="string" calcext:value-type="string">
            <text:p>Boyda</text:p>
          </table:table-cell>
          <table:table-cell table:style-name="ce6" office:value-type="string" calcext:value-type="string">
            <text:p>Secretary-Treasurer/Finance and Audit Chair</text:p>
          </table:table-cell>
          <table:table-cell table:style-name="ce6" office:value-type="string" calcext:value-type="string">
            <text:p>Independent Board Director, Former CEO</text:p>
          </table:table-cell>
          <table:table-cell table:style-name="ce2" office:value-type="string" calcext:value-type="string">
            <text:p>Isobar</text:p>
          </table:table-cell>
          <table:table-cell table:style-name="ce2" table:formula="of:=IF([.C4] &lt;&gt; &quot;&quot;;&quot;&lt;strong&gt;&quot; &amp; [.C4] &amp; &quot;&lt;/strong&gt;&lt;br /&gt;&quot;; &quot;&quot;) &amp; [.A4] &amp; &quot; &quot; &amp; [.B4] &amp; &quot;&lt;br&gt;&quot; &amp; [.D4] &amp; IF([.E4] &lt;&gt; &quot;&quot;; &quot;&lt;br /&gt;&quot; &amp; [.E4]; &quot;&quot;) &amp; &quot;&lt;br /&gt;&lt;br /&gt;&quot;" office:value-type="string" office:string-value="&lt;strong&gt;Secretary-Treasurer/Finance and Audit Chair&lt;/strong&gt;&lt;br /&gt;Deb Boyda&lt;br&gt;Independent Board Director, Former CEO&lt;br /&gt;Isobar&lt;br /&gt;&lt;br /&gt;" calcext:value-type="string">
            <text:p>&lt;strong&gt;Secretary-Treasurer/Finance and Audit Chair&lt;/strong&gt;&lt;br /&gt;Deb Boyda&lt;br&gt;Independent Board Director, Former CEO&lt;br /&gt;Isobar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Denise</text:p>
          </table:table-cell>
          <table:table-cell table:style-name="ce2" office:value-type="string" calcext:value-type="string">
            <text:p>Singleton</text:p>
          </table:table-cell>
          <table:table-cell table:style-name="ce6" office:value-type="string" calcext:value-type="string">
            <text:p>Immediate Past Chair/Nominating Committee Chair</text:p>
          </table:table-cell>
          <table:table-cell table:style-name="ce6" office:value-type="string" calcext:value-type="string">
            <text:p>EVP, General Counsel &amp; Secretary</text:p>
          </table:table-cell>
          <table:table-cell table:style-name="ce2" office:value-type="string" calcext:value-type="string">
            <text:p>WestRock Company</text:p>
          </table:table-cell>
          <table:table-cell table:style-name="ce2" table:formula="of:=IF([.C5] &lt;&gt; &quot;&quot;;&quot;&lt;strong&gt;&quot; &amp; [.C5] &amp; &quot;&lt;/strong&gt;&lt;br /&gt;&quot;; &quot;&quot;) &amp; [.A5] &amp; &quot; &quot; &amp; [.B5] &amp; &quot;&lt;br&gt;&quot; &amp; [.D5] &amp; IF([.E5] &lt;&gt; &quot;&quot;; &quot;&lt;br /&gt;&quot; &amp; [.E5]; &quot;&quot;) &amp; &quot;&lt;br /&gt;&lt;br /&gt;&quot;" office:value-type="string" office:string-value="&lt;strong&gt;Immediate Past Chair/Nominating Committee Chair&lt;/strong&gt;&lt;br /&gt;Denise Singleton&lt;br&gt;EVP, General Counsel &amp; Secretary&lt;br /&gt;WestRock Company&lt;br /&gt;&lt;br /&gt;" calcext:value-type="string">
            <text:p>&lt;strong&gt;Immediate Past Chair/Nominating Committee Chair&lt;/strong&gt;&lt;br /&gt;Denise Singleton&lt;br&gt;EVP, General Counsel &amp; Secretary&lt;br /&gt;WestRock Company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Tracey</text:p>
          </table:table-cell>
          <table:table-cell table:style-name="ce2" office:value-type="string" calcext:value-type="string">
            <text:p>Benford</text:p>
          </table:table-cell>
          <table:table-cell table:style-name="ce6"/>
          <table:table-cell table:style-name="ce6" office:value-type="string" calcext:value-type="string">
            <text:p>Retired Partner</text:p>
          </table:table-cell>
          <table:table-cell table:style-name="ce2" office:value-type="string" calcext:value-type="string">
            <text:p>Goldman Sachs</text:p>
          </table:table-cell>
          <table:table-cell table:style-name="ce2" table:formula="of:=IF([.C6] &lt;&gt; &quot;&quot;;&quot;&lt;strong&gt;&quot; &amp; [.C6] &amp; &quot;&lt;/strong&gt;&lt;br /&gt;&quot;; &quot;&quot;) &amp; [.A6] &amp; &quot; &quot; &amp; [.B6] &amp; &quot;&lt;br&gt;&quot; &amp; [.D6] &amp; IF([.E6] &lt;&gt; &quot;&quot;; &quot;&lt;br /&gt;&quot; &amp; [.E6]; &quot;&quot;) &amp; &quot;&lt;br /&gt;&lt;br /&gt;&quot;" office:value-type="string" office:string-value="Tracey Benford&lt;br&gt;Retired Partner&lt;br /&gt;Goldman Sachs&lt;br /&gt;&lt;br /&gt;" calcext:value-type="string">
            <text:p>Tracey Benford&lt;br&gt;Retired Partner&lt;br /&gt;Goldman Sachs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Barbra</text:p>
          </table:table-cell>
          <table:table-cell table:style-name="ce2" office:value-type="string" calcext:value-type="string">
            <text:p>Bukovac</text:p>
          </table:table-cell>
          <table:table-cell table:style-name="ce6"/>
          <table:table-cell table:style-name="ce6" office:value-type="string" calcext:value-type="string">
            <text:p>Vice Chair, Consulting Solutions</text:p>
          </table:table-cell>
          <table:table-cell table:style-name="ce2" office:value-type="string" calcext:value-type="string">
            <text:p>PwC</text:p>
          </table:table-cell>
          <table:table-cell table:style-name="ce2" table:formula="of:=IF([.C7] &lt;&gt; &quot;&quot;;&quot;&lt;strong&gt;&quot; &amp; [.C7] &amp; &quot;&lt;/strong&gt;&lt;br /&gt;&quot;; &quot;&quot;) &amp; [.A7] &amp; &quot; &quot; &amp; [.B7] &amp; &quot;&lt;br&gt;&quot; &amp; [.D7] &amp; IF([.E7] &lt;&gt; &quot;&quot;; &quot;&lt;br /&gt;&quot; &amp; [.E7]; &quot;&quot;) &amp; &quot;&lt;br /&gt;&lt;br /&gt;&quot;" office:value-type="string" office:string-value="Barbra Bukovac&lt;br&gt;Vice Chair, Consulting Solutions&lt;br /&gt;PwC&lt;br /&gt;&lt;br /&gt;" calcext:value-type="string">
            <text:p>Barbra Bukovac&lt;br&gt;Vice Chair, Consulting Solutions&lt;br /&gt;PwC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Christina</text:p>
          </table:table-cell>
          <table:table-cell table:style-name="ce2" office:value-type="string" calcext:value-type="string">
            <text:p>Corley</text:p>
          </table:table-cell>
          <table:table-cell table:style-name="ce6"/>
          <table:table-cell table:style-name="ce6" office:value-type="string" calcext:value-type="string">
            <text:p>Chief Operating Officer</text:p>
          </table:table-cell>
          <table:table-cell table:style-name="ce2" office:value-type="string" calcext:value-type="string">
            <text:p>CDW</text:p>
          </table:table-cell>
          <table:table-cell table:style-name="ce2" table:formula="of:=IF([.C8] &lt;&gt; &quot;&quot;;&quot;&lt;strong&gt;&quot; &amp; [.C8] &amp; &quot;&lt;/strong&gt;&lt;br /&gt;&quot;; &quot;&quot;) &amp; [.A8] &amp; &quot; &quot; &amp; [.B8] &amp; &quot;&lt;br&gt;&quot; &amp; [.D8] &amp; IF([.E8] &lt;&gt; &quot;&quot;; &quot;&lt;br /&gt;&quot; &amp; [.E8]; &quot;&quot;) &amp; &quot;&lt;br /&gt;&lt;br /&gt;&quot;" office:value-type="string" office:string-value="Christina Corley&lt;br&gt;Chief Operating Officer&lt;br /&gt;CDW&lt;br /&gt;&lt;br /&gt;" calcext:value-type="string">
            <text:p>Christina Corley&lt;br&gt;Chief Operating Officer&lt;br /&gt;CDW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Marsha</text:p>
          </table:table-cell>
          <table:table-cell table:style-name="ce2" office:value-type="string" calcext:value-type="string">
            <text:p>Cruzan</text:p>
          </table:table-cell>
          <table:table-cell table:style-name="ce6"/>
          <table:table-cell table:style-name="ce6" office:value-type="string" calcext:value-type="string">
            <text:p>Regional Market President</text:p>
          </table:table-cell>
          <table:table-cell table:style-name="ce2" office:value-type="string" calcext:value-type="string">
            <text:p>U.S. Bank</text:p>
          </table:table-cell>
          <table:table-cell table:style-name="ce2" table:formula="of:=IF([.C9] &lt;&gt; &quot;&quot;;&quot;&lt;strong&gt;&quot; &amp; [.C9] &amp; &quot;&lt;/strong&gt;&lt;br /&gt;&quot;; &quot;&quot;) &amp; [.A9] &amp; &quot; &quot; &amp; [.B9] &amp; &quot;&lt;br&gt;&quot; &amp; [.D9] &amp; IF([.E9] &lt;&gt; &quot;&quot;; &quot;&lt;br /&gt;&quot; &amp; [.E9]; &quot;&quot;) &amp; &quot;&lt;br /&gt;&lt;br /&gt;&quot;" office:value-type="string" office:string-value="Marsha Cruzan&lt;br&gt;Regional Market President&lt;br /&gt;U.S. Bank&lt;br /&gt;&lt;br /&gt;" calcext:value-type="string">
            <text:p>Marsha Cruzan&lt;br&gt;Regional Market President&lt;br /&gt;U.S. Bank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Francesca</text:p>
          </table:table-cell>
          <table:table-cell table:style-name="ce2" office:value-type="string" calcext:value-type="string">
            <text:p>DeBiase</text:p>
          </table:table-cell>
          <table:table-cell table:style-name="ce6"/>
          <table:table-cell table:style-name="ce6" office:value-type="string" calcext:value-type="string">
            <text:p>Board Director, Former EVP, Global Chief Supply Chain Officer</text:p>
          </table:table-cell>
          <table:table-cell table:style-name="ce11" office:value-type="string" calcext:value-type="string">
            <text:p>McDonald's Corporation</text:p>
          </table:table-cell>
          <table:table-cell table:style-name="ce2" table:formula="of:=IF([.C10] &lt;&gt; &quot;&quot;;&quot;&lt;strong&gt;&quot; &amp; [.C10] &amp; &quot;&lt;/strong&gt;&lt;br /&gt;&quot;; &quot;&quot;) &amp; [.A10] &amp; &quot; &quot; &amp; [.B10] &amp; &quot;&lt;br&gt;&quot; &amp; [.D10] &amp; IF([.E10] &lt;&gt; &quot;&quot;; &quot;&lt;br /&gt;&quot; &amp; [.E10]; &quot;&quot;) &amp; &quot;&lt;br /&gt;&lt;br /&gt;&quot;" office:value-type="string" office:string-value="Francesca DeBiase&lt;br&gt;Board Director, Former EVP, Global Chief Supply Chain Officer&lt;br /&gt;McDonald's Corporation&lt;br /&gt;&lt;br /&gt;" calcext:value-type="string">
            <text:p>Francesca DeBiase&lt;br&gt;Board Director, Former EVP, Global Chief Supply Chain Officer&lt;br /&gt;McDonald's Corporation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Sidney</text:p>
          </table:table-cell>
          <table:table-cell table:style-name="ce2" office:value-type="string" calcext:value-type="string">
            <text:p>Dillard</text:p>
          </table:table-cell>
          <table:table-cell table:style-name="ce6"/>
          <table:table-cell table:style-name="ce6" office:value-type="string" calcext:value-type="string">
            <text:p>Partner &amp; Head of Corporate Investment Banking</text:p>
          </table:table-cell>
          <table:table-cell table:style-name="ce11" office:value-type="string" calcext:value-type="string">
            <text:p>Loop Capital Markets</text:p>
          </table:table-cell>
          <table:table-cell table:style-name="ce2" table:formula="of:=IF([.C11] &lt;&gt; &quot;&quot;;&quot;&lt;strong&gt;&quot; &amp; [.C11] &amp; &quot;&lt;/strong&gt;&lt;br /&gt;&quot;; &quot;&quot;) &amp; [.A11] &amp; &quot; &quot; &amp; [.B11] &amp; &quot;&lt;br&gt;&quot; &amp; [.D11] &amp; IF([.E11] &lt;&gt; &quot;&quot;; &quot;&lt;br /&gt;&quot; &amp; [.E11]; &quot;&quot;) &amp; &quot;&lt;br /&gt;&lt;br /&gt;&quot;" office:value-type="string" office:string-value="Sidney Dillard&lt;br&gt;Partner &amp; Head of Corporate Investment Banking&lt;br /&gt;Loop Capital Markets&lt;br /&gt;&lt;br /&gt;" calcext:value-type="string">
            <text:p>Sidney Dillard&lt;br&gt;Partner &amp; Head of Corporate Investment Banking&lt;br /&gt;Loop Capital Markets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Janet</text:p>
          </table:table-cell>
          <table:table-cell table:style-name="ce2" office:value-type="string" calcext:value-type="string">
            <text:p>Foutty</text:p>
          </table:table-cell>
          <table:table-cell table:style-name="ce6"/>
          <table:table-cell table:style-name="ce6" office:value-type="string" calcext:value-type="string">
            <text:p>Executive Chair of the Board</text:p>
          </table:table-cell>
          <table:table-cell table:style-name="ce11" office:value-type="string" calcext:value-type="string">
            <text:p>Deloitte U.S.</text:p>
          </table:table-cell>
          <table:table-cell table:style-name="ce2" table:formula="of:=IF([.C12] &lt;&gt; &quot;&quot;;&quot;&lt;strong&gt;&quot; &amp; [.C12] &amp; &quot;&lt;/strong&gt;&lt;br /&gt;&quot;; &quot;&quot;) &amp; [.A12] &amp; &quot; &quot; &amp; [.B12] &amp; &quot;&lt;br&gt;&quot; &amp; [.D12] &amp; IF([.E12] &lt;&gt; &quot;&quot;; &quot;&lt;br /&gt;&quot; &amp; [.E12]; &quot;&quot;) &amp; &quot;&lt;br /&gt;&lt;br /&gt;&quot;" office:value-type="string" office:string-value="Janet Foutty&lt;br&gt;Executive Chair of the Board&lt;br /&gt;Deloitte U.S.&lt;br /&gt;&lt;br /&gt;" calcext:value-type="string">
            <text:p>Janet Foutty&lt;br&gt;Executive Chair of the Board&lt;br /&gt;Deloitte U.S.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Yonhee</text:p>
          </table:table-cell>
          <table:table-cell table:style-name="ce2" office:value-type="string" calcext:value-type="string">
            <text:p>Choi Gordon</text:p>
          </table:table-cell>
          <table:table-cell table:style-name="ce6"/>
          <table:table-cell table:style-name="ce9" office:value-type="string" calcext:value-type="string">
            <text:p>Principal, Chief Operating Officer &amp; Chief Marketing Officer</text:p>
          </table:table-cell>
          <table:table-cell table:style-name="ce12" office:value-type="string" calcext:value-type="string">
            <text:p>JMG Financial Group </text:p>
          </table:table-cell>
          <table:table-cell table:style-name="ce2" table:formula="of:=IF([.C13] &lt;&gt; &quot;&quot;;&quot;&lt;strong&gt;&quot; &amp; [.C13] &amp; &quot;&lt;/strong&gt;&lt;br /&gt;&quot;; &quot;&quot;) &amp; [.A13] &amp; &quot; &quot; &amp; [.B13] &amp; &quot;&lt;br&gt;&quot; &amp; [.D13] &amp; IF([.E13] &lt;&gt; &quot;&quot;; &quot;&lt;br /&gt;&quot; &amp; [.E13]; &quot;&quot;) &amp; &quot;&lt;br /&gt;&lt;br /&gt;&quot;" office:value-type="string" office:string-value="Yonhee Choi Gordon&lt;br&gt;Principal, Chief Operating Officer &amp; Chief Marketing Officer&lt;br /&gt;JMG Financial Group &lt;br /&gt;&lt;br /&gt;" calcext:value-type="string">
            <text:p>Yonhee Choi Gordon&lt;br&gt;Principal, Chief Operating Officer &amp; Chief Marketing Officer&lt;br /&gt;JMG Financial Group 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Cary</text:p>
          </table:table-cell>
          <table:table-cell table:style-name="ce2" office:value-type="string" calcext:value-type="string">
            <text:p>Grace</text:p>
          </table:table-cell>
          <table:table-cell table:style-name="ce6"/>
          <table:table-cell table:style-name="ce6" office:value-type="string" calcext:value-type="string">
            <text:p>President and Chief Executive Officer</text:p>
          </table:table-cell>
          <table:table-cell table:style-name="ce11" office:value-type="string" calcext:value-type="string">
            <text:p>AMN Healthcare</text:p>
          </table:table-cell>
          <table:table-cell table:style-name="ce2" table:formula="of:=IF([.C14] &lt;&gt; &quot;&quot;;&quot;&lt;strong&gt;&quot; &amp; [.C14] &amp; &quot;&lt;/strong&gt;&lt;br /&gt;&quot;; &quot;&quot;) &amp; [.A14] &amp; &quot; &quot; &amp; [.B14] &amp; &quot;&lt;br&gt;&quot; &amp; [.D14] &amp; IF([.E14] &lt;&gt; &quot;&quot;; &quot;&lt;br /&gt;&quot; &amp; [.E14]; &quot;&quot;) &amp; &quot;&lt;br /&gt;&lt;br /&gt;&quot;" office:value-type="string" office:string-value="Cary Grace&lt;br&gt;President and Chief Executive Officer&lt;br /&gt;AMN Healthcare&lt;br /&gt;&lt;br /&gt;" calcext:value-type="string">
            <text:p>Cary Grace&lt;br&gt;President and Chief Executive Officer&lt;br /&gt;AMN Healthcare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Sara</text:p>
          </table:table-cell>
          <table:table-cell table:style-name="ce2" office:value-type="string" calcext:value-type="string">
            <text:p>Greenstein</text:p>
          </table:table-cell>
          <table:table-cell table:style-name="ce6"/>
          <table:table-cell table:style-name="ce6" office:value-type="string" calcext:value-type="string">
            <text:p>CEO</text:p>
          </table:table-cell>
          <table:table-cell table:style-name="ce11" office:value-type="string" calcext:value-type="string">
            <text:p>Axel Johnson Inc.</text:p>
          </table:table-cell>
          <table:table-cell table:style-name="ce2" table:formula="of:=IF([.C15] &lt;&gt; &quot;&quot;;&quot;&lt;strong&gt;&quot; &amp; [.C15] &amp; &quot;&lt;/strong&gt;&lt;br /&gt;&quot;; &quot;&quot;) &amp; [.A15] &amp; &quot; &quot; &amp; [.B15] &amp; &quot;&lt;br&gt;&quot; &amp; [.D15] &amp; IF([.E15] &lt;&gt; &quot;&quot;; &quot;&lt;br /&gt;&quot; &amp; [.E15]; &quot;&quot;) &amp; &quot;&lt;br /&gt;&lt;br /&gt;&quot;" office:value-type="string" office:string-value="Sara Greenstein&lt;br&gt;CEO&lt;br /&gt;Axel Johnson Inc.&lt;br /&gt;&lt;br /&gt;" calcext:value-type="string">
            <text:p>Sara Greenstein&lt;br&gt;CEO&lt;br /&gt;Axel Johnson Inc.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Brown Holmes</text:p>
          </table:table-cell>
          <table:table-cell table:style-name="ce6"/>
          <table:table-cell table:style-name="ce6" office:value-type="string" calcext:value-type="string">
            <text:p>Managing Partner</text:p>
          </table:table-cell>
          <table:table-cell table:style-name="ce11" office:value-type="string" calcext:value-type="string">
            <text:p>Riley Safer Holmes &amp; Cancila LLP</text:p>
          </table:table-cell>
          <table:table-cell table:style-name="ce2" table:formula="of:=IF([.C16] &lt;&gt; &quot;&quot;;&quot;&lt;strong&gt;&quot; &amp; [.C16] &amp; &quot;&lt;/strong&gt;&lt;br /&gt;&quot;; &quot;&quot;) &amp; [.A16] &amp; &quot; &quot; &amp; [.B16] &amp; &quot;&lt;br&gt;&quot; &amp; [.D16] &amp; IF([.E16] &lt;&gt; &quot;&quot;; &quot;&lt;br /&gt;&quot; &amp; [.E16]; &quot;&quot;) &amp; &quot;&lt;br /&gt;&lt;br /&gt;&quot;" office:value-type="string" office:string-value="Patricia Brown Holmes&lt;br&gt;Managing Partner&lt;br /&gt;Riley Safer Holmes &amp; Cancila LLP&lt;br /&gt;&lt;br /&gt;" calcext:value-type="string">
            <text:p>Patricia Brown Holmes&lt;br&gt;Managing Partner&lt;br /&gt;Riley Safer Holmes &amp; Cancila LLP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Susan</text:p>
          </table:table-cell>
          <table:table-cell table:style-name="ce2" office:value-type="string" calcext:value-type="string">
            <text:p>Jacobs</text:p>
          </table:table-cell>
          <table:table-cell table:style-name="ce6"/>
          <table:table-cell table:style-name="ce6" office:value-type="string" calcext:value-type="string">
            <text:p>Senior Vice President Sales, City Brands</text:p>
          </table:table-cell>
          <table:table-cell table:style-name="ce2" office:value-type="string" calcext:value-type="string">
            <text:p>Crain Communications</text:p>
          </table:table-cell>
          <table:table-cell table:style-name="ce2" table:formula="of:=IF([.C17] &lt;&gt; &quot;&quot;;&quot;&lt;strong&gt;&quot; &amp; [.C17] &amp; &quot;&lt;/strong&gt;&lt;br /&gt;&quot;; &quot;&quot;) &amp; [.A17] &amp; &quot; &quot; &amp; [.B17] &amp; &quot;&lt;br&gt;&quot; &amp; [.D17] &amp; IF([.E17] &lt;&gt; &quot;&quot;; &quot;&lt;br /&gt;&quot; &amp; [.E17]; &quot;&quot;) &amp; &quot;&lt;br /&gt;&lt;br /&gt;&quot;" office:value-type="string" office:string-value="Susan Jacobs&lt;br&gt;Senior Vice President Sales, City Brands&lt;br /&gt;Crain Communications&lt;br /&gt;&lt;br /&gt;" calcext:value-type="string">
            <text:p>Susan Jacobs&lt;br&gt;Senior Vice President Sales, City Brands&lt;br /&gt;Crain Communications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Cathy</text:p>
          </table:table-cell>
          <table:table-cell table:style-name="ce2" office:value-type="string" calcext:value-type="string">
            <text:p>Kenworthy</text:p>
          </table:table-cell>
          <table:table-cell table:style-name="ce6"/>
          <table:table-cell table:style-name="ce6" office:value-type="string" calcext:value-type="string">
            <text:p>CEO</text:p>
          </table:table-cell>
          <table:table-cell table:style-name="ce11" office:value-type="string" calcext:value-type="string">
            <text:p>ConceiveAbilities</text:p>
          </table:table-cell>
          <table:table-cell table:style-name="ce2" table:formula="of:=IF([.C18] &lt;&gt; &quot;&quot;;&quot;&lt;strong&gt;&quot; &amp; [.C18] &amp; &quot;&lt;/strong&gt;&lt;br /&gt;&quot;; &quot;&quot;) &amp; [.A18] &amp; &quot; &quot; &amp; [.B18] &amp; &quot;&lt;br&gt;&quot; &amp; [.D18] &amp; IF([.E18] &lt;&gt; &quot;&quot;; &quot;&lt;br /&gt;&quot; &amp; [.E18]; &quot;&quot;) &amp; &quot;&lt;br /&gt;&lt;br /&gt;&quot;" office:value-type="string" office:string-value="Cathy Kenworthy&lt;br&gt;CEO&lt;br /&gt;ConceiveAbilities&lt;br /&gt;&lt;br /&gt;" calcext:value-type="string">
            <text:p>Cathy Kenworthy&lt;br&gt;CEO&lt;br /&gt;ConceiveAbilities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Beth</text:p>
          </table:table-cell>
          <table:table-cell table:style-name="ce2" office:value-type="string" calcext:value-type="string">
            <text:p>Kirk Malecki</text:p>
          </table:table-cell>
          <table:table-cell table:style-name="ce6"/>
          <table:table-cell table:style-name="ce6" office:value-type="string" calcext:value-type="string">
            <text:p>Senior Partner</text:p>
          </table:table-cell>
          <table:table-cell table:style-name="ce11" office:value-type="string" calcext:value-type="string">
            <text:p>US Central Zone Leader</text:p>
          </table:table-cell>
          <table:table-cell table:style-name="ce2" table:formula="of:=IF([.C19] &lt;&gt; &quot;&quot;;&quot;&lt;strong&gt;&quot; &amp; [.C19] &amp; &quot;&lt;/strong&gt;&lt;br /&gt;&quot;; &quot;&quot;) &amp; [.A19] &amp; &quot; &quot; &amp; [.B19] &amp; &quot;&lt;br&gt;&quot; &amp; [.D19] &amp; IF([.E19] &lt;&gt; &quot;&quot;; &quot;&lt;br /&gt;&quot; &amp; [.E19]; &quot;&quot;) &amp; &quot;&lt;br /&gt;&lt;br /&gt;&quot;" office:value-type="string" office:string-value="Beth Kirk Malecki&lt;br&gt;Senior Partner&lt;br /&gt;US Central Zone Leader&lt;br /&gt;&lt;br /&gt;" calcext:value-type="string">
            <text:p>Beth Kirk Malecki&lt;br&gt;Senior Partner&lt;br /&gt;US Central Zone Leader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Roxanne</text:p>
          </table:table-cell>
          <table:table-cell table:style-name="ce2" office:value-type="string" calcext:value-type="string">
            <text:p>Martino</text:p>
          </table:table-cell>
          <table:table-cell table:style-name="ce6"/>
          <table:table-cell table:style-name="ce6" office:value-type="string" calcext:value-type="string">
            <text:p>Managing Partner</text:p>
          </table:table-cell>
          <table:table-cell table:style-name="ce11" office:value-type="string" calcext:value-type="string">
            <text:p>OceanM19</text:p>
          </table:table-cell>
          <table:table-cell table:style-name="ce2" table:formula="of:=IF([.C20] &lt;&gt; &quot;&quot;;&quot;&lt;strong&gt;&quot; &amp; [.C20] &amp; &quot;&lt;/strong&gt;&lt;br /&gt;&quot;; &quot;&quot;) &amp; [.A20] &amp; &quot; &quot; &amp; [.B20] &amp; &quot;&lt;br&gt;&quot; &amp; [.D20] &amp; IF([.E20] &lt;&gt; &quot;&quot;; &quot;&lt;br /&gt;&quot; &amp; [.E20]; &quot;&quot;) &amp; &quot;&lt;br /&gt;&lt;br /&gt;&quot;" office:value-type="string" office:string-value="Roxanne Martino&lt;br&gt;Managing Partner&lt;br /&gt;OceanM19&lt;br /&gt;&lt;br /&gt;" calcext:value-type="string">
            <text:p>Roxanne Martino&lt;br&gt;Managing Partner&lt;br /&gt;OceanM19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Kary</text:p>
          </table:table-cell>
          <table:table-cell table:style-name="ce2" office:value-type="string" calcext:value-type="string">
            <text:p>McILwain</text:p>
          </table:table-cell>
          <table:table-cell table:style-name="ce6"/>
          <table:table-cell table:style-name="ce6" office:value-type="string" calcext:value-type="string">
            <text:p>Senior Vice President, Chief Marketing &amp; Communications Officer</text:p>
          </table:table-cell>
          <table:table-cell table:style-name="ce11" office:value-type="string" calcext:value-type="string">
            <text:p>Ann &amp; Robert H. Lurie Children's Hospital of Chicago</text:p>
          </table:table-cell>
          <table:table-cell table:style-name="ce2" table:formula="of:=IF([.C21] &lt;&gt; &quot;&quot;;&quot;&lt;strong&gt;&quot; &amp; [.C21] &amp; &quot;&lt;/strong&gt;&lt;br /&gt;&quot;; &quot;&quot;) &amp; [.A21] &amp; &quot; &quot; &amp; [.B21] &amp; &quot;&lt;br&gt;&quot; &amp; [.D21] &amp; IF([.E21] &lt;&gt; &quot;&quot;; &quot;&lt;br /&gt;&quot; &amp; [.E21]; &quot;&quot;) &amp; &quot;&lt;br /&gt;&lt;br /&gt;&quot;" office:value-type="string" office:string-value="Kary McILwain&lt;br&gt;Senior Vice President, Chief Marketing &amp; Communications Officer&lt;br /&gt;Ann &amp; Robert H. Lurie Children's Hospital of Chicago&lt;br /&gt;&lt;br /&gt;" calcext:value-type="string">
            <text:p>Kary McILwain&lt;br&gt;Senior Vice President, Chief Marketing &amp; Communications Officer&lt;br /&gt;Ann &amp; Robert H. Lurie Children's Hospital of Chicago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Joyce</text:p>
          </table:table-cell>
          <table:table-cell table:style-name="ce2" office:value-type="string" calcext:value-type="string">
            <text:p>St. Clair</text:p>
          </table:table-cell>
          <table:table-cell table:style-name="ce6"/>
          <table:table-cell table:style-name="ce6" office:value-type="string" calcext:value-type="string">
            <text:p>Former Chief Human Resource Officer</text:p>
          </table:table-cell>
          <table:table-cell table:style-name="ce11" office:value-type="string" calcext:value-type="string">
            <text:p>Northern Trust</text:p>
          </table:table-cell>
          <table:table-cell table:style-name="ce2" table:formula="of:=IF([.C22] &lt;&gt; &quot;&quot;;&quot;&lt;strong&gt;&quot; &amp; [.C22] &amp; &quot;&lt;/strong&gt;&lt;br /&gt;&quot;; &quot;&quot;) &amp; [.A22] &amp; &quot; &quot; &amp; [.B22] &amp; &quot;&lt;br&gt;&quot; &amp; [.D22] &amp; IF([.E22] &lt;&gt; &quot;&quot;; &quot;&lt;br /&gt;&quot; &amp; [.E22]; &quot;&quot;) &amp; &quot;&lt;br /&gt;&lt;br /&gt;&quot;" office:value-type="string" office:string-value="Joyce St. Clair&lt;br&gt;Former Chief Human Resource Officer&lt;br /&gt;Northern Trust&lt;br /&gt;&lt;br /&gt;" calcext:value-type="string">
            <text:p>Joyce St. Clair&lt;br&gt;Former Chief Human Resource Officer&lt;br /&gt;Northern Trust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Julie</text:p>
          </table:table-cell>
          <table:table-cell table:style-name="ce2" office:value-type="string" calcext:value-type="string">
            <text:p>Scott</text:p>
          </table:table-cell>
          <table:table-cell table:style-name="ce6"/>
          <table:table-cell table:style-name="ce6" office:value-type="string" calcext:value-type="string">
            <text:p>President, CEO &amp; Founder</text:p>
          </table:table-cell>
          <table:table-cell table:style-name="ce11" office:value-type="string" calcext:value-type="string">
            <text:p>CTS Impact</text:p>
          </table:table-cell>
          <table:table-cell table:style-name="ce2" table:formula="of:=IF([.C23] &lt;&gt; &quot;&quot;;&quot;&lt;strong&gt;&quot; &amp; [.C23] &amp; &quot;&lt;/strong&gt;&lt;br /&gt;&quot;; &quot;&quot;) &amp; [.A23] &amp; &quot; &quot; &amp; [.B23] &amp; &quot;&lt;br&gt;&quot; &amp; [.D23] &amp; IF([.E23] &lt;&gt; &quot;&quot;; &quot;&lt;br /&gt;&quot; &amp; [.E23]; &quot;&quot;) &amp; &quot;&lt;br /&gt;&lt;br /&gt;&quot;" office:value-type="string" office:string-value="Julie Scott&lt;br&gt;President, CEO &amp; Founder&lt;br /&gt;CTS Impact&lt;br /&gt;&lt;br /&gt;" calcext:value-type="string">
            <text:p>Julie Scott&lt;br&gt;President, CEO &amp; Founder&lt;br /&gt;CTS Impact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>
          <table:table-cell table:style-name="ce2" office:value-type="string" calcext:value-type="string">
            <text:p>Yasmine</text:p>
          </table:table-cell>
          <table:table-cell table:style-name="ce2" office:value-type="string" calcext:value-type="string">
            <text:p>Winkler</text:p>
          </table:table-cell>
          <table:table-cell table:style-name="ce6"/>
          <table:table-cell table:style-name="ce10" office:value-type="string" calcext:value-type="string">
            <text:p>Independent Board Director</text:p>
          </table:table-cell>
          <table:table-cell table:style-name="ce2"/>
          <table:table-cell table:style-name="ce2" table:formula="of:=IF([.C24] &lt;&gt; &quot;&quot;;&quot;&lt;strong&gt;&quot; &amp; [.C24] &amp; &quot;&lt;/strong&gt;&lt;br /&gt;&quot;; &quot;&quot;) &amp; [.A24] &amp; &quot; &quot; &amp; [.B24] &amp; &quot;&lt;br&gt;&quot; &amp; [.D24] &amp; IF([.E24] &lt;&gt; &quot;&quot;; &quot;&lt;br /&gt;&quot; &amp; [.E24]; &quot;&quot;) &amp; &quot;&lt;br /&gt;&lt;br /&gt;&quot;" office:value-type="string" office:string-value="Yasmine Winkler&lt;br&gt;Independent Board Director&lt;br /&gt;&lt;br /&gt;" calcext:value-type="string">
            <text:p>Yasmine Winkler&lt;br&gt;Independent Board Director&lt;br /&gt;&lt;br /&gt;</text:p>
          </table:table-cell>
          <table:table-cell table:style-name="ce3" table:number-columns-repeated="65"/>
          <table:table-cell table:number-columns-repeated="16313"/>
        </table:table-row>
        <table:table-row table:style-name="ro1" table:number-rows-repeated="78">
          <table:table-cell table:style-name="ce3" table:number-columns-repeated="2"/>
          <table:table-cell table:style-name="ce7" table:number-columns-repeated="2"/>
          <table:table-cell table:style-name="ce3" table:number-columns-repeated="67"/>
          <table:table-cell table:number-columns-repeated="16313"/>
        </table:table-row>
        <table:table-row table:style-name="ro1" table:number-rows-repeated="18">
          <table:table-cell table:style-name="ce3" table:number-columns-repeated="2"/>
          <table:table-cell table:style-name="ce7" table:number-columns-repeated="2"/>
          <table:table-cell table:style-name="ce3" table:number-columns-repeated="2"/>
          <table:table-cell table:number-columns-repeated="16378"/>
        </table:table-row>
        <table:table-row table:style-name="ro1" table:number-rows-repeated="104845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Sheet1.$A$1" table:cell-range-address="$Sheet1.$A$1:.$D$2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len S. Feinberg</meta:initial-creator>
    <meta:creation-date>2023-05-10T22:38:29</meta:creation-date>
    <dc:date>2023-07-30T19:51:08.891086756</dc:date>
    <meta:generator>LibreOffice/7.5.5.2$Linux_X86_64 LibreOffice_project/50$Build-2</meta:generator>
    <meta:editing-duration>PT10M55S</meta:editing-duration>
    <meta:editing-cycles>1</meta:editing-cycles>
    <meta:document-statistic meta:table-count="1" meta:cell-count="124" meta:object-count="0"/>
    <meta:user-defined meta:name="AppVersion">16.0300</meta:user-defined>
  </office:meta>
</office:document-meta>
</file>